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ff0000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ff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7cm" fo:min-width="0cm"/>
    </style:style>
    <style:style style:name="gr12" style:family="graphic" style:parent-style-name="standard">
      <style:graphic-properties draw:stroke="none" draw:fill="none" fo:min-height="0.425cm"/>
    </style:style>
    <style:style style:name="gr13" style:family="graphic" style:parent-style-name="standard">
      <style:graphic-properties draw:stroke="none" draw:fill="none" fo:min-height="0.357cm"/>
    </style:style>
    <style:style style:name="gr14" style:family="graphic" style:parent-style-name="standard">
      <style:graphic-properties draw:stroke="none" svg:stroke-width="0.1cm" svg:stroke-color="#000000" draw:fill="none" draw:fill-color="#ffffff" fo:min-height="0.45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none" draw:fill-color="#ffffff" fo:min-height="0.17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fill="none" draw:fill-color="#ffffff" fo:min-height="0.35cm" fo:padding-top="0.175cm" fo:padding-bottom="0.175cm" fo:padding-left="0.3cm" fo:padding-right="0.3cm"/>
    </style:style>
    <style:style style:name="gr17" style:family="graphic" style:parent-style-name="objectwithoutfill">
      <style:graphic-properties svg:stroke-width="0cm" svg:stroke-color="#000000" draw:fill="none" draw:textarea-vertical-align="middle"/>
    </style:style>
    <style:style style:name="gr18" style:family="graphic" style:parent-style-name="standard">
      <style:graphic-properties draw:stroke="none" svg:stroke-width="0.1cm" svg:stroke-color="#000000" draw:fill="none" draw:fill-color="#ffffff" fo:min-height="0.7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1cm" svg:stroke-color="#000000" draw:fill="none" draw:fill-color="#ffffff" fo:min-height="0.229cm" fo:padding-top="0.175cm" fo:padding-bottom="0.175cm" fo:padding-left="0.3cm" fo:padding-right="0.3cm"/>
    </style:style>
    <style:style style:name="gr20" style:family="graphic" style:parent-style-name="objectwithoutfill">
      <style:graphic-properties draw:stroke="dash" draw:stroke-dash="Ultrafine_20_Dashed" svg:stroke-width="0cm" svg:stroke-color="#000000" draw:fill="none" draw:textarea-vertical-align="middle"/>
    </style:style>
    <style:style style:name="gr21" style:family="graphic" style:parent-style-name="objectwithoutfill">
      <style:graphic-properties draw:stroke="solid" draw:stroke-dash="Ultrafine_20_Dashed" svg:stroke-width="0.1cm" svg:stroke-color="#0000ff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draw:stroke="solid" draw:stroke-dash="Ultrafine_20_Dashed" svg:stroke-width="0cm" svg:stroke-color="#000000" draw:fill="none" draw:textarea-vertical-align="middle"/>
    </style:style>
    <style:style style:name="gr23" style:family="graphic" style:parent-style-name="standard">
      <style:graphic-properties draw:stroke="none" draw:stroke-dash="Ultrafine_20_Dashed" svg:stroke-width="0cm" svg:stroke-color="#000000" draw:fill="none" fo:min-height="0.425cm"/>
    </style:style>
    <style:style style:name="gr24" style:family="graphic" style:parent-style-name="standard">
      <style:graphic-properties draw:stroke="none" draw:stroke-dash="Ultrafine_20_Dashed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draw:stroke-dash="Ultrafine_20_Dashed" svg:stroke-width="0cm" svg:stroke-color="#000000" draw:fill="none" draw:fill-color="#ffffff" draw:textarea-horizontal-align="left" draw:auto-grow-height="true" draw:auto-grow-width="true" fo:min-height="0.199cm" fo:min-width="0cm"/>
    </style:style>
    <style:style style:name="gr26" style:family="graphic" style:parent-style-name="standard">
      <style:graphic-properties draw:stroke="none" draw:stroke-dash="Ultrafine_20_Dashed" svg:stroke-width="0cm" svg:stroke-color="#000000" draw:fill="none" draw:fill-color="#ffffff" draw:textarea-horizontal-align="left" draw:auto-grow-height="true" draw:auto-grow-width="false" fo:min-height="0cm" fo:min-width="0.131cm"/>
    </style:style>
    <style:style style:name="gr27" style:family="graphic" style:parent-style-name="standard">
      <style:graphic-properties draw:stroke="none" draw:stroke-dash="Ultrafine_20_Dashed" svg:stroke-width="0cm" svg:stroke-color="#000000" draw:fill="none" draw:fill-color="#ffffff" draw:textarea-horizontal-align="left" draw:auto-grow-height="true" draw:auto-grow-width="true" fo:min-height="0.252cm" fo:min-width="0cm"/>
    </style:style>
    <style:style style:name="gr28" style:family="graphic" style:parent-style-name="standard">
      <style:graphic-properties draw:stroke="none" draw:stroke-dash="Ultrafine_20_Dashed" svg:stroke-width="0cm" svg:stroke-color="#000000" draw:fill="none" draw:fill-color="#ffffff" draw:textarea-horizontal-align="left" draw:auto-grow-height="true" draw:auto-grow-width="false" fo:min-height="0.332cm" fo:min-width="0.354cm"/>
    </style:style>
    <style:style style:name="gr29" style:family="graphic" style:parent-style-name="standard">
      <style:graphic-properties draw:stroke="none" draw:stroke-dash="Ultrafine_20_Dashed" svg:stroke-width="0cm" svg:stroke-color="#000000" draw:fill="none" draw:fill-color="#ffffff" draw:textarea-horizontal-align="left" draw:auto-grow-height="true" draw:auto-grow-width="true" fo:min-height="0.471cm" fo:min-width="0cm"/>
    </style:style>
    <style:style style:name="gr30" style:family="graphic" style:parent-style-name="standard">
      <style:graphic-properties draw:stroke="none" draw:stroke-dash="Ultrafine_20_Dashed" svg:stroke-width="0cm" svg:stroke-color="#000000" draw:fill="none" draw:fill-color="#ffffff" draw:textarea-horizontal-align="left" draw:auto-grow-height="true" draw:auto-grow-width="false" fo:min-height="0.444cm" fo:min-width="0.4cm"/>
    </style:style>
    <style:style style:name="gr31" style:family="graphic" style:parent-style-name="standard">
      <style:graphic-properties draw:stroke="none" draw:stroke-dash="Ultrafine_20_Dashed" svg:stroke-width="0cm" svg:stroke-color="#000000" draw:fill="none" draw:fill-color="#ffffff" draw:textarea-horizontal-align="left" draw:auto-grow-height="true" draw:auto-grow-width="true" fo:min-height="0.194cm" fo:min-width="0cm"/>
    </style:style>
    <style:style style:name="gr32" style:family="graphic" style:parent-style-name="standard">
      <style:graphic-properties draw:stroke="none" draw:stroke-dash="Ultrafine_20_Dashed" svg:stroke-width="0cm" svg:stroke-color="#000000" draw:fill="none" fo:min-height="0.345cm"/>
    </style:style>
    <style:style style:name="gr33" style:family="graphic" style:parent-style-name="standard">
      <style:graphic-properties draw:stroke="none" draw:stroke-dash="Ultrafine_20_Dashed" svg:stroke-width="0cm" svg:stroke-color="#000000" draw:fill="none" fo:min-height="0.35cm"/>
    </style:style>
    <style:style style:name="gr34" style:family="graphic" style:parent-style-name="standard">
      <style:graphic-properties draw:stroke="none" draw:stroke-dash="Ultrafine_20_Dashed" svg:stroke-width="0cm" svg:stroke-color="#000000" draw:fill="none" fo:min-height="0.34cm"/>
    </style:style>
    <style:style style:name="gr35" style:family="graphic" style:parent-style-name="standard">
      <style:graphic-properties draw:stroke="none" draw:stroke-dash="Ultrafine_20_Dashed" svg:stroke-width="0cm" svg:stroke-color="#000000" draw:fill="none" fo:min-height="0.3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37" style:family="graphic" style:parent-style-name="standard">
      <style:graphic-properties draw:stroke="none" draw:stroke-dash="Ultrafine_20_Dashed" svg:stroke-width="0cm" svg:stroke-color="#000000" draw:fill="none" draw:fill-color="#ffffff" fo:min-height="1.2cm"/>
    </style:style>
    <style:style style:name="gr38" style:family="graphic" style:parent-style-name="objectwithoutfill">
      <style:graphic-properties draw:stroke="solid" draw:stroke-dash="Ultrafine_20_Dashed" svg:stroke-width="0cm" svg:stroke-color="#000000" draw:marker-end="Arrow" draw:marker-end-width="0.3cm" draw:fill="none" draw:textarea-vertical-align="middle"/>
    </style:style>
    <style:style style:name="gr39" style:family="graphic" style:parent-style-name="standard">
      <style:graphic-properties draw:stroke="solid" draw:stroke-dash="Ultrafine_20_Dashed" svg:stroke-width="0cm" svg:stroke-color="#000000" draw:fill="none" draw:textarea-horizontal-align="justify" draw:textarea-vertical-align="middle" draw:auto-grow-height="false"/>
    </style:style>
    <style:style style:name="gr40" style:family="graphic" style:parent-style-name="standard">
      <style:graphic-properties draw:stroke="none" draw:fill="none" fo:min-height="0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Verdana" style:font-family-generic="swiss" style:font-pitch="variable" fo:font-size="10pt" fo:text-shadow="none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style:text-outline="false" fo:font-family="Verdana" style:font-family-generic="swiss" style:font-pitch="variable" fo:font-size="10pt" fo:text-shadow="none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color="#999999" fo:font-size="14pt" style:font-size-asian="14pt" style:font-size-complex="14pt"/>
    </style:style>
    <style:style style:name="P6" style:family="paragraph">
      <style:text-properties fo:font-family="Verdana" style:font-family-generic="swiss" style:font-pitch="variable" fo:font-size="10pt" fo:text-shadow="1pt 1pt" fo:font-weight="bold" style:font-size-asian="10pt" style:font-weight-asian="bold" style:font-size-complex="10pt" style:font-weight-complex="bold"/>
    </style:style>
    <style:style style:name="P7" style:family="paragraph">
      <style:text-properties fo:font-family="Verdana" style:font-family-generic="swiss" style:font-pitch="variable"/>
    </style:style>
    <style:style style:name="P8" style:family="paragraph">
      <style:text-properties fo:color="#008000" fo:font-family="Verdana" style:font-family-generic="swiss" style:font-pitch="variable" fo:font-size="8pt" fo:text-shadow="none" fo:font-weight="bold" style:font-size-asian="8pt" style:font-weight-asian="bold" style:font-size-complex="8pt" style:font-weight-complex="bold"/>
    </style:style>
    <style:style style:name="P9" style:family="paragraph">
      <style:paragraph-properties fo:text-align="start"/>
    </style:style>
    <style:style style:name="P10" style:family="paragraph">
      <style:text-properties fo:font-family="Verdana" style:font-family-generic="swiss" style:font-pitch="variable" fo:font-size="22pt" fo:text-shadow="none" fo:font-weight="bold" style:font-size-asian="22pt" style:font-weight-asian="bold" style:font-size-complex="22pt" style:font-weight-complex="bold"/>
    </style:style>
    <style:style style:name="P11" style:family="paragraph">
      <style:text-properties fo:font-family="Verdana" style:font-family-generic="swiss" style:font-pitch="variable" fo:font-size="10pt" fo:text-shadow="none" fo:font-weight="bold" style:font-size-asian="10pt" style:font-weight-asian="bold" style:font-size-complex="10pt" style:font-weight-complex="bold"/>
    </style:style>
    <style:style style:name="P12" style:family="paragraph">
      <style:text-properties fo:font-size="14pt" style:font-size-asian="14pt" style:font-size-complex="14pt"/>
    </style:style>
    <style:style style:name="T1" style:family="text">
      <style:text-properties fo:color="#999999" fo:font-size="14pt" style:font-size-asian="14pt" style:font-size-complex="14pt"/>
    </style:style>
    <style:style style:name="T2" style:family="text">
      <style:text-properties fo:font-family="Verdana" style:font-family-generic="swiss" style:font-pitch="variable" fo:font-size="10pt" fo:text-shadow="1pt 1pt" fo:font-weight="bold" style:font-size-asian="10pt" style:font-weight-asian="bold" style:font-size-complex="10pt" style:font-weight-complex="bold"/>
    </style:style>
    <style:style style:name="T3" style:family="text">
      <style:text-properties fo:color="#008000" fo:font-family="Verdana" style:font-family-generic="swiss" style:font-pitch="variable" fo:font-size="8pt" fo:text-shadow="none" fo:font-weight="bold" style:font-size-asian="8pt" style:font-weight-asian="bold" style:font-size-complex="8pt" style:font-weight-complex="bold"/>
    </style:style>
    <style:style style:name="T4" style:family="text">
      <style:text-properties fo:font-family="Verdana" style:font-family-generic="swiss" style:font-pitch="variable" fo:font-size="10pt" fo:text-shadow="none" fo:font-weight="bold" style:font-size-asian="10pt" style:font-weight-asian="bold" style:font-size-complex="10pt" style:font-weight-complex="bold"/>
    </style:style>
    <style:style style:name="T5" style:family="text">
      <style:text-properties fo:font-size="22pt" fo:text-shadow="none" fo:font-weight="bold" style:font-size-asian="22pt" style:font-weight-asian="bold" style:font-size-complex="22pt" style:font-weight-complex="bold"/>
    </style:style>
    <style:style style:name="T6" style:family="text">
      <style:text-properties fo:color="#008000" fo:font-family="Verdana" style:font-family-generic="swiss" style:font-pitch="variable" fo:font-size="14pt" fo:text-shadow="none" fo:font-weight="bold" style:font-size-asian="14pt" style:font-weight-asian="bold" style:font-size-complex="14pt" style:font-weight-complex="bold"/>
    </style:style>
    <style:style style:name="T7" style:family="text">
      <style:text-properties fo:font-family="Verdana" style:font-family-generic="swiss" style:font-pitch="variable" fo:font-size="10pt" fo:text-shadow="none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37cm" svg:height="1.092cm" svg:x="3.263cm" svg:y="26.6cm">
          <text:p text:style-name="P1">8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236cm" svg:height="1.092cm" svg:x="5.264cm" svg:y="25.4cm">
          <text:p text:style-name="P1">7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237cm" svg:height="1.092cm" svg:x="7.263cm" svg:y="26.008cm">
          <text:p text:style-name="P1">6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236cm" svg:height="1.092cm" svg:x="9.264cm" svg:y="25.408cm">
          <text:p text:style-name="P1">5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237cm" svg:height="1.092cm" svg:x="11.3cm" svg:y="25.008cm">
          <text:p text:style-name="P1">4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237cm" svg:height="1.092cm" svg:x="13.263cm" svg:y="25.8cm">
          <text:p text:style-name="P1">3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237cm" svg:height="1.092cm" svg:x="15.263cm" svg:y="25.4cm">
          <text:p text:style-name="P1">2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237cm" svg:height="1.092cm" svg:x="17.263cm" svg:y="26.208cm">
          <text:p text:style-name="P1">1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2" draw:layer="layout" svg:x1="12.9cm" svg:y1="9.5cm" svg:x2="12.9cm" svg:y2="10.6cm">
          <text:p/>
        </draw:line>
        <draw:line draw:style-name="gr2" draw:text-style-name="P2" draw:layer="layout" svg:x1="3.9cm" svg:y1="9.5cm" svg:x2="3.9cm" svg:y2="10.5cm">
          <text:p/>
        </draw:line>
        <draw:line draw:style-name="gr2" draw:text-style-name="P2" draw:layer="layout" svg:x1="8.5cm" svg:y1="9.5cm" svg:x2="8.5cm" svg:y2="10.7cm">
          <text:p/>
        </draw:line>
        <draw:line draw:style-name="gr2" draw:text-style-name="P2" draw:layer="layout" svg:x1="17.4cm" svg:y1="9.5cm" svg:x2="17.4cm" svg:y2="10.6cm">
          <text:p/>
        </draw:line>
        <draw:line draw:style-name="gr3" draw:text-style-name="P2" draw:layer="layout" svg:x1="3.9cm" svg:y1="10.6cm" svg:x2="3.9cm" svg:y2="13.5cm">
          <text:p/>
        </draw:line>
        <draw:line draw:style-name="gr3" draw:text-style-name="P2" draw:layer="layout" svg:x1="8.5cm" svg:y1="10.8cm" svg:x2="8.5cm" svg:y2="12.8cm">
          <text:p/>
        </draw:line>
        <draw:line draw:style-name="gr3" draw:text-style-name="P2" draw:layer="layout" svg:x1="12.9cm" svg:y1="10.7cm" svg:x2="12.9cm" svg:y2="12.4cm">
          <text:p/>
        </draw:line>
        <draw:line draw:style-name="gr3" draw:text-style-name="P2" draw:layer="layout" svg:x1="17.4cm" svg:y1="10.7cm" svg:x2="17.4cm" svg:y2="13.6cm">
          <text:p/>
        </draw:line>
        <draw:line draw:style-name="gr4" draw:text-style-name="P1" draw:layer="layout" svg:x1="2.9cm" svg:y1="3.6cm" svg:x2="2.9cm" svg:y2="5.6cm">
          <text:p/>
        </draw:line>
        <draw:line draw:style-name="gr4" draw:text-style-name="P1" draw:layer="layout" svg:x1="5.1cm" svg:y1="3.9cm" svg:x2="5.1cm" svg:y2="6.8cm">
          <text:p/>
        </draw:line>
        <draw:line draw:style-name="gr3" draw:text-style-name="P1" draw:layer="layout" svg:x1="7.4cm" svg:y1="4cm" svg:x2="7.4cm" svg:y2="6.3cm">
          <text:p/>
        </draw:line>
        <draw:line draw:style-name="gr3" draw:text-style-name="P1" draw:layer="layout" svg:x1="9.6cm" svg:y1="3.9cm" svg:x2="9.6cm" svg:y2="6.8cm">
          <text:p/>
        </draw:line>
        <draw:line draw:style-name="gr3" draw:text-style-name="P1" draw:layer="layout" svg:x1="11.9cm" svg:y1="3.5cm" svg:x2="11.9cm" svg:y2="6.8cm">
          <text:p/>
        </draw:line>
        <draw:line draw:style-name="gr3" draw:text-style-name="P1" draw:layer="layout" svg:x1="14.1cm" svg:y1="3.8cm" svg:x2="14.1cm" svg:y2="6.2cm">
          <text:p/>
        </draw:line>
        <draw:line draw:style-name="gr3" draw:text-style-name="P1" draw:layer="layout" svg:x1="16.2cm" svg:y1="3.6cm" svg:x2="16.2cm" svg:y2="6.7cm">
          <text:p/>
        </draw:line>
        <draw:line draw:style-name="gr3" draw:text-style-name="P1" draw:layer="layout" svg:x1="18.6cm" svg:y1="4.1cm" svg:x2="18.6cm" svg:y2="5.8cm">
          <text:p/>
        </draw:line>
        <draw:line draw:style-name="gr5" draw:text-style-name="P1" draw:layer="layout" svg:x1="2.9cm" svg:y1="2.7cm" svg:x2="2.9cm" svg:y2="3.5cm">
          <text:p/>
        </draw:line>
        <draw:line draw:style-name="gr5" draw:text-style-name="P1" draw:layer="layout" svg:x1="5.1cm" svg:y1="2.7cm" svg:x2="5.1cm" svg:y2="3.8cm">
          <text:p/>
        </draw:line>
        <draw:line draw:style-name="gr5" draw:text-style-name="P1" draw:layer="layout" svg:x1="7.4cm" svg:y1="2.7cm" svg:x2="7.4cm" svg:y2="4cm">
          <text:p/>
        </draw:line>
        <draw:line draw:style-name="gr5" draw:text-style-name="P1" draw:layer="layout" svg:x1="9.6cm" svg:y1="2.7cm" svg:x2="9.6cm" svg:y2="3.8cm">
          <text:p/>
        </draw:line>
        <draw:line draw:style-name="gr5" draw:text-style-name="P1" draw:layer="layout" svg:x1="11.9cm" svg:y1="2.7cm" svg:x2="11.9cm" svg:y2="3.5cm">
          <text:p/>
        </draw:line>
        <draw:line draw:style-name="gr5" draw:text-style-name="P1" draw:layer="layout" svg:x1="14.1cm" svg:y1="2.7cm" svg:x2="14.1cm" svg:y2="3.8cm">
          <text:p/>
        </draw:line>
        <draw:line draw:style-name="gr5" draw:text-style-name="P3" draw:layer="layout" svg:x1="16.2cm" svg:y1="2.7cm" svg:x2="16.2cm" svg:y2="3.5cm">
          <text:p/>
        </draw:line>
        <draw:line draw:style-name="gr5" draw:text-style-name="P4" draw:layer="layout" svg:x1="18.6cm" svg:y1="2.704cm" svg:x2="18.6cm" svg:y2="4.1cm">
          <text:p/>
        </draw:line>
        <draw:line draw:style-name="gr6" draw:text-style-name="P1" draw:layer="layout" svg:x1="1.6cm" svg:y1="1.3cm" svg:x2="1.6cm" svg:y2="27.7cm">
          <text:p/>
        </draw:line>
        <draw:frame draw:style-name="gr7" draw:layer="layout" svg:width="0.68cm" svg:height="1.362cm" svg:x="1.7cm" svg:y="27.038cm">
          <draw:text-box>
            <text:p>t</text:p>
          </draw:text-box>
        </draw:frame>
        <draw:custom-shape draw:style-name="gr1" draw:text-style-name="P1" draw:layer="layout" svg:width="1.4cm" svg:height="1.3cm" svg:x="2.2cm" svg:y="1.425cm">
          <text:p text:style-name="P1">8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4cm" svg:height="1.3cm" svg:x="4.5cm" svg:y="1.425cm">
          <text:p text:style-name="P1">7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4cm" svg:height="1.3cm" svg:x="6.8cm" svg:y="1.425cm">
          <text:p text:style-name="P1">6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4cm" svg:height="1.3cm" svg:x="9cm" svg:y="1.425cm">
          <text:p text:style-name="P1">5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4cm" svg:height="1.3cm" svg:x="11.3cm" svg:y="1.425cm">
          <text:p text:style-name="P1">4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4cm" svg:height="1.3cm" svg:x="13.5cm" svg:y="1.425cm">
          <text:p text:style-name="P1">3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4cm" svg:height="1.3cm" svg:x="15.6cm" svg:y="1.425cm">
          <text:p text:style-name="P1">2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4cm" svg:height="1.3cm" svg:x="18cm" svg:y="1.425cm">
          <text:p text:style-name="P1">1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14" draw:id="id14" draw:layer="layout" svg:width="1.4cm" svg:height="1.3cm" svg:x="5.7cm" svg:y="15cm">
          <text:p text:style-name="P1">14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17" draw:id="id17" draw:layer="layout" svg:width="1.4cm" svg:height="1.3cm" svg:x="14.6cm" svg:y="15cm">
          <text:p text:style-name="P1">13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20" draw:id="id20" draw:layer="layout" svg:width="1.4cm" svg:height="1.3cm" svg:x="10.1cm" svg:y="20.3cm">
          <text:p text:style-name="P1">15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2" draw:id="id2" draw:layer="layout" svg:width="1.4cm" svg:height="1.3cm" svg:x="3.3cm" svg:y="8.2cm">
          <text:p text:style-name="P1">12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5" draw:id="id5" draw:layer="layout" svg:width="1.4cm" svg:height="1.3cm" svg:x="7.9cm" svg:y="8.2cm">
          <text:p text:style-name="P1">11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8" draw:id="id8" draw:layer="layout" svg:width="1.4cm" svg:height="1.3cm" svg:x="12.3cm" svg:y="8.2cm">
          <text:p text:style-name="P1">10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11" draw:id="id11" draw:layer="layout" svg:width="1.4cm" svg:height="1.3cm" svg:x="16.774cm" svg:y="8.2cm">
          <text:p text:style-name="P1">9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5" xml:id="id3" draw:id="id3" draw:layer="layout" svg:width="1.1cm" svg:height="1.1cm" svg:x="2.4cm" svg:y="5.6cm">
          <text:p text:style-name="P1"><text:span text:style-name="T1">12</text:span></text:p>
          <draw:enhanced-geometry svg:viewBox="0 0 21600 21600" draw:path-stretchpoint-x="10800" draw:path-stretchpoint-y="10800" draw:text-areas="?f3 ?f4 ?f5 ?f6" draw:type="round-rectangle" draw:modifiers="2668.119891008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" draw:id="id1" draw:layer="layout" svg:width="1.1cm" svg:height="1.1cm" svg:x="4.7cm" svg:y="6.8cm">
          <text:p text:style-name="P1"><text:span text:style-name="T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4" draw:id="id4" draw:layer="layout" svg:width="1.1cm" svg:height="1.1cm" svg:x="6.9cm" svg:y="6.3cm">
          <text:p text:style-name="P1"><text:span text:style-name="T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6" draw:id="id6" draw:layer="layout" svg:width="1.1cm" svg:height="1.1cm" svg:x="9.2cm" svg:y="6.8cm">
          <text:p text:style-name="P1"><text:span text:style-name="T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7" draw:id="id7" draw:layer="layout" svg:width="1.1cm" svg:height="1.1cm" svg:x="11.3cm" svg:y="6.8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9" draw:id="id9" draw:layer="layout" svg:width="1.1cm" svg:height="1.1cm" svg:x="13.6cm" svg:y="6.2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0" draw:id="id10" draw:layer="layout" svg:width="1.1cm" svg:height="1.1cm" svg:x="15.7cm" svg:y="6.7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2" draw:id="id12" draw:layer="layout" svg:width="1.1cm" svg:height="1.1cm" svg:x="18cm" svg:y="5.7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5.25cm" svg:y1="7.9cm" svg:x2="4cm" svg:y2="8.2cm" draw:start-shape="id1" draw:start-glue-point="2" draw:end-shape="id2" draw:end-glue-point="0" svg:d="m5250 7900-1250 300">
          <text:p/>
        </draw:connector>
        <draw:connector draw:style-name="gr9" draw:text-style-name="P1" draw:layer="layout" draw:type="line" svg:x1="2.95cm" svg:y1="6.7cm" svg:x2="4cm" svg:y2="8.2cm" draw:start-shape="id3" draw:start-glue-point="2" draw:end-shape="id2" draw:end-glue-point="0" svg:d="m2950 6700 1050 1500">
          <text:p/>
        </draw:connector>
        <draw:connector draw:style-name="gr9" draw:text-style-name="P1" draw:layer="layout" draw:type="line" svg:x1="7.45cm" svg:y1="7.4cm" svg:x2="8.6cm" svg:y2="8.2cm" draw:start-shape="id4" draw:start-glue-point="2" draw:end-shape="id5" draw:end-glue-point="0" svg:d="m7450 7400 1150 800">
          <text:p/>
        </draw:connector>
        <draw:connector draw:style-name="gr9" draw:text-style-name="P1" draw:layer="layout" draw:type="line" svg:x1="9.75cm" svg:y1="7.9cm" svg:x2="8.763cm" svg:y2="8.2cm" draw:start-shape="id6" draw:start-glue-point="2" draw:end-shape="id5" draw:end-glue-point="4" svg:d="m9750 7900-987 300">
          <text:p/>
        </draw:connector>
        <draw:connector draw:style-name="gr9" draw:text-style-name="P1" draw:layer="layout" draw:type="line" svg:x1="11.85cm" svg:y1="7.9cm" svg:x2="13.163cm" svg:y2="8.2cm" draw:start-shape="id7" draw:start-glue-point="2" draw:end-shape="id8" draw:end-glue-point="4" svg:d="m11850 7900 1313 300">
          <text:p/>
        </draw:connector>
        <draw:connector draw:style-name="gr9" draw:text-style-name="P1" draw:layer="layout" draw:type="line" svg:x1="14.15cm" svg:y1="7.3cm" svg:x2="13.163cm" svg:y2="8.2cm" draw:start-shape="id9" draw:start-glue-point="2" draw:end-shape="id8" draw:end-glue-point="4" svg:d="m14150 7300-987 900">
          <text:p/>
        </draw:connector>
        <draw:connector draw:style-name="gr9" draw:text-style-name="P1" draw:layer="layout" draw:type="line" svg:x1="16.25cm" svg:y1="7.8cm" svg:x2="17.637cm" svg:y2="8.2cm" draw:start-shape="id10" draw:start-glue-point="2" draw:end-shape="id11" draw:end-glue-point="4" svg:d="m16250 7800 1387 400">
          <text:p/>
        </draw:connector>
        <draw:connector draw:style-name="gr9" draw:text-style-name="P1" draw:layer="layout" draw:type="line" svg:x1="18.55cm" svg:y1="6.8cm" svg:x2="17.637cm" svg:y2="8.2cm" draw:start-shape="id12" draw:start-glue-point="2" draw:end-shape="id11" draw:end-glue-point="4" svg:d="m18550 6800-913 1400">
          <text:p/>
        </draw:connector>
        <draw:frame draw:style-name="gr10" draw:text-style-name="P6" draw:layer="layout" svg:width="1.548cm" svg:height="0.674cm" svg:x="18.4cm" svg:y="2.893cm">
          <draw:text-box>
            <text:p><text:span text:style-name="T2">TOC1</text:span></text:p>
          </draw:text-box>
        </draw:frame>
        <draw:frame draw:style-name="gr11" draw:text-style-name="P6" draw:layer="layout" svg:width="1.548cm" svg:height="0.674cm" svg:x="16cm" svg:y="2.893cm">
          <draw:text-box>
            <text:p><text:span text:style-name="T2">TOC2</text:span></text:p>
          </draw:text-box>
        </draw:frame>
        <draw:frame draw:style-name="gr11" draw:text-style-name="P6" draw:layer="layout" svg:width="1.548cm" svg:height="0.674cm" svg:x="13.937cm" svg:y="2.893cm">
          <draw:text-box>
            <text:p><text:span text:style-name="T2">TOC3</text:span></text:p>
          </draw:text-box>
        </draw:frame>
        <draw:frame draw:style-name="gr12" draw:text-style-name="P7" draw:layer="layout" svg:width="1.548cm" svg:height="0.675cm" svg:x="11.752cm" svg:y="2.893cm">
          <draw:text-box>
            <text:p><text:span text:style-name="T2">TOC4</text:span></text:p>
          </draw:text-box>
        </draw:frame>
        <draw:frame draw:style-name="gr12" draw:text-style-name="P7" draw:layer="layout" svg:width="1.548cm" svg:height="0.675cm" svg:x="9.491cm" svg:y="2.893cm">
          <draw:text-box>
            <text:p><text:span text:style-name="T2">TOC5</text:span></text:p>
          </draw:text-box>
        </draw:frame>
        <draw:frame draw:style-name="gr12" draw:text-style-name="P7" draw:layer="layout" svg:width="1.548cm" svg:height="0.675cm" svg:x="7.3cm" svg:y="2.893cm">
          <draw:text-box>
            <text:p><text:span text:style-name="T2">TOC6</text:span></text:p>
          </draw:text-box>
        </draw:frame>
        <draw:frame draw:style-name="gr12" draw:text-style-name="P7" draw:layer="layout" svg:width="1.548cm" svg:height="0.675cm" svg:x="5cm" svg:y="2.893cm">
          <draw:text-box>
            <text:p><text:span text:style-name="T2">TOC7</text:span></text:p>
          </draw:text-box>
        </draw:frame>
        <draw:frame draw:style-name="gr13" draw:text-style-name="P7" draw:layer="layout" svg:width="1.548cm" svg:height="0.674cm" svg:x="2.775cm" svg:y="2.893cm">
          <draw:text-box draw:corner-radius="0.125cm">
            <text:p><text:span text:style-name="T2">TOC8</text:span></text:p>
          </draw:text-box>
        </draw:frame>
        <draw:frame draw:style-name="gr14" draw:text-style-name="P6" draw:layer="layout" svg:width="2.6cm" svg:height="0.8cm" svg:x="17.7cm" svg:y="4.313cm">
          <draw:text-box>
            <text:p><text:span text:style-name="T2">TTC1S9</text:span></text:p>
          </draw:text-box>
        </draw:frame>
        <draw:frame draw:style-name="gr14" draw:text-style-name="P6" draw:layer="layout" svg:width="2.6cm" svg:height="0.8cm" svg:x="15.3cm" svg:y="4.313cm">
          <draw:text-box>
            <text:p><text:span text:style-name="T2">TTC2S9</text:span></text:p>
          </draw:text-box>
        </draw:frame>
        <draw:frame draw:style-name="gr14" draw:text-style-name="P6" draw:layer="layout" svg:width="2.6cm" svg:height="0.8cm" svg:x="13.1cm" svg:y="4.313cm">
          <draw:text-box>
            <text:p><text:span text:style-name="T2">TTC3S10</text:span></text:p>
          </draw:text-box>
        </draw:frame>
        <draw:frame draw:style-name="gr15" draw:text-style-name="P6" draw:layer="layout" svg:width="2.6cm" svg:height="0.774cm" svg:x="10.8cm" svg:y="4.326cm">
          <draw:text-box>
            <text:p><text:span text:style-name="T2">TTC4S10</text:span></text:p>
          </draw:text-box>
        </draw:frame>
        <draw:frame draw:style-name="gr14" draw:text-style-name="P6" draw:layer="layout" svg:width="2.6cm" svg:height="0.8cm" svg:x="8.7cm" svg:y="4.313cm">
          <draw:text-box>
            <text:p><text:span text:style-name="T2">TTC5S11</text:span></text:p>
          </draw:text-box>
        </draw:frame>
        <draw:frame draw:style-name="gr14" draw:text-style-name="P6" draw:layer="layout" svg:width="2.6cm" svg:height="0.8cm" svg:x="6.5cm" svg:y="4.313cm">
          <draw:text-box>
            <text:p><text:span text:style-name="T2">TTC6S11</text:span></text:p>
          </draw:text-box>
        </draw:frame>
        <draw:frame draw:style-name="gr14" draw:text-style-name="P6" draw:layer="layout" svg:width="2.6cm" svg:height="0.8cm" svg:x="4.3cm" svg:y="4.313cm">
          <draw:text-box>
            <text:p><text:span text:style-name="T2">TTC7S12</text:span></text:p>
          </draw:text-box>
        </draw:frame>
        <draw:frame draw:style-name="gr16" draw:text-style-name="P6" draw:layer="layout" svg:width="2.5cm" svg:height="0.774cm" svg:x="2.1cm" svg:y="4.326cm">
          <draw:text-box>
            <text:p><text:span text:style-name="T2">TTC8S12</text:span></text:p>
          </draw:text-box>
        </draw:frame>
        <draw:custom-shape draw:style-name="gr8" draw:text-style-name="P5" xml:id="id13" draw:id="id13" draw:layer="layout" svg:width="1.1cm" svg:height="1.1cm" svg:x="3.4cm" svg:y="13.5cm">
          <text:p text:style-name="P1"><text:span text:style-name="T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5" draw:id="id15" draw:layer="layout" svg:width="1.1cm" svg:height="1.1cm" svg:x="7.9cm" svg:y="12.8cm">
          <text:p text:style-name="P1"><text:span text:style-name="T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6" draw:id="id16" draw:layer="layout" svg:width="1.1cm" svg:height="1.1cm" svg:x="12.4cm" svg:y="12.4cm">
          <text:p text:style-name="P1"><text:span text:style-name="T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8" draw:id="id18" draw:layer="layout" svg:width="1.1cm" svg:height="1.1cm" svg:x="16.8cm" svg:y="13.6cm">
          <text:p text:style-name="P1"><text:span text:style-name="T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draw:type="line" svg:x1="3.95cm" svg:y1="14.6cm" svg:x2="6.563cm" svg:y2="15cm" draw:start-shape="id13" draw:start-glue-point="2" draw:end-shape="id14" draw:end-glue-point="4" svg:d="m3950 14600 2613 400">
          <text:p/>
        </draw:connector>
        <draw:connector draw:style-name="gr17" draw:text-style-name="P2" draw:layer="layout" draw:type="line" svg:x1="8.45cm" svg:y1="13.9cm" svg:x2="6.563cm" svg:y2="15cm" draw:start-shape="id15" draw:start-glue-point="2" draw:end-shape="id14" draw:end-glue-point="4" svg:d="m8450 13900-1887 1100">
          <text:p/>
        </draw:connector>
        <draw:connector draw:style-name="gr17" draw:text-style-name="P2" draw:layer="layout" draw:type="line" svg:x1="12.95cm" svg:y1="13.5cm" svg:x2="15.463cm" svg:y2="15cm" draw:start-shape="id16" draw:start-glue-point="2" draw:end-shape="id17" draw:end-glue-point="4" svg:d="m12950 13500 2513 1500">
          <text:p/>
        </draw:connector>
        <draw:connector draw:style-name="gr17" draw:text-style-name="P2" draw:layer="layout" draw:type="line" svg:x1="17.35cm" svg:y1="14.7cm" svg:x2="15.463cm" svg:y2="15cm" draw:start-shape="id18" draw:start-glue-point="2" draw:end-shape="id17" draw:end-glue-point="4" svg:d="m17350 14700-1887 300">
          <text:p/>
        </draw:connector>
        <draw:frame draw:style-name="gr18" draw:text-style-name="P6" draw:layer="layout" svg:width="2.5cm" svg:height="1.05cm" svg:x="17.3cm" svg:y="9.8cm">
          <draw:text-box>
            <text:p><text:span text:style-name="T2">TOS9</text:span></text:p>
          </draw:text-box>
        </draw:frame>
        <draw:frame draw:style-name="gr18" draw:text-style-name="P6" draw:layer="layout" svg:width="2.5cm" svg:height="1.05cm" svg:x="12.731cm" svg:y="9.879cm">
          <draw:text-box>
            <text:p><text:span text:style-name="T2">TOS10</text:span></text:p>
          </draw:text-box>
        </draw:frame>
        <draw:frame draw:style-name="gr18" draw:text-style-name="P6" draw:layer="layout" svg:width="2.5cm" svg:height="1.05cm" svg:x="8.315cm" svg:y="9.879cm">
          <draw:text-box>
            <text:p><text:span text:style-name="T2">TOS11</text:span></text:p>
          </draw:text-box>
        </draw:frame>
        <draw:frame draw:style-name="gr18" draw:text-style-name="P6" draw:layer="layout" svg:width="2.5cm" svg:height="1.05cm" svg:x="3.794cm" svg:y="9.801cm">
          <draw:text-box>
            <text:p><text:span text:style-name="T2">TOS12</text:span></text:p>
          </draw:text-box>
        </draw:frame>
        <draw:frame draw:style-name="gr19" draw:text-style-name="P6" draw:layer="layout" svg:width="2.995cm" svg:height="0.774cm" svg:x="12.705cm" svg:y="11.227cm">
          <draw:text-box>
            <text:p><text:span text:style-name="T2">TTS10S13</text:span></text:p>
          </draw:text-box>
        </draw:frame>
        <draw:frame draw:style-name="gr19" draw:text-style-name="P6" draw:layer="layout" svg:width="2.995cm" svg:height="0.774cm" svg:x="17.264cm" svg:y="11.227cm">
          <draw:text-box>
            <text:p><text:span text:style-name="T2">TTS9S13</text:span></text:p>
          </draw:text-box>
        </draw:frame>
        <draw:frame draw:style-name="gr19" draw:text-style-name="P6" draw:layer="layout" svg:width="2.995cm" svg:height="0.774cm" svg:x="8.332cm" svg:y="11.227cm">
          <draw:text-box>
            <text:p><text:span text:style-name="T2">TTS11S14</text:span></text:p>
          </draw:text-box>
        </draw:frame>
        <draw:frame draw:style-name="gr19" draw:text-style-name="P6" draw:layer="layout" svg:width="2.995cm" svg:height="0.774cm" svg:x="3.711cm" svg:y="11.227cm">
          <draw:text-box>
            <text:p><text:span text:style-name="T2">TTS12S14</text:span></text:p>
          </draw:text-box>
        </draw:frame>
        <draw:line draw:style-name="gr2" draw:text-style-name="P2" draw:layer="layout" svg:x1="6.4cm" svg:y1="16.3cm" svg:x2="6.4cm" svg:y2="17.7cm">
          <text:p/>
        </draw:line>
        <draw:line draw:style-name="gr2" draw:text-style-name="P2" draw:layer="layout" svg:x1="15.2cm" svg:y1="16.3cm" svg:x2="15.2cm" svg:y2="17.4cm">
          <text:p/>
        </draw:line>
        <draw:line draw:style-name="gr3" draw:text-style-name="P2" draw:layer="layout" svg:x1="6.4cm" svg:y1="17.7cm" svg:x2="6.4cm" svg:y2="19.2cm">
          <text:p/>
        </draw:line>
        <draw:line draw:style-name="gr3" draw:text-style-name="P2" draw:layer="layout" svg:x1="15.2cm" svg:y1="17.5cm" svg:x2="15.2cm" svg:y2="19cm">
          <text:p/>
        </draw:line>
        <draw:custom-shape draw:style-name="gr8" draw:text-style-name="P5" xml:id="id21" draw:id="id21" draw:layer="layout" svg:width="1.1cm" svg:height="1.1cm" svg:x="5.812cm" svg:y="19.153cm">
          <text:p text:style-name="P1"><text:span text:style-name="T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9" draw:id="id19" draw:layer="layout" svg:width="1.1cm" svg:height="1.1cm" svg:x="14.644cm" svg:y="19.018cm">
          <text:p text:style-name="P1"><text:span text:style-name="T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7cm" svg:y1="21.6cm" svg:x2="10.7cm" svg:y2="23.3cm">
          <text:p/>
        </draw:line>
        <draw:line draw:style-name="gr20" draw:text-style-name="P2" draw:layer="layout" svg:x1="2.554cm" svg:y1="23.3cm" svg:x2="18.846cm" svg:y2="23.3cm">
          <text:p/>
        </draw:line>
        <draw:line draw:style-name="gr21" draw:text-style-name="P2" draw:layer="layout" svg:x1="9.9cm" svg:y1="23.3cm" svg:x2="9.9cm" svg:y2="25.5cm">
          <text:p/>
        </draw:line>
        <draw:line draw:style-name="gr21" draw:text-style-name="P2" draw:layer="layout" svg:x1="13.9cm" svg:y1="23.3cm" svg:x2="13.9cm" svg:y2="25.9cm">
          <text:p/>
        </draw:line>
        <draw:line draw:style-name="gr21" draw:text-style-name="P2" draw:layer="layout" svg:x1="15.9cm" svg:y1="23.3cm" svg:x2="15.9cm" svg:y2="25.5cm">
          <text:p/>
        </draw:line>
        <draw:line draw:style-name="gr21" draw:text-style-name="P2" draw:layer="layout" svg:x1="17.9cm" svg:y1="23.3cm" svg:x2="17.9cm" svg:y2="26.3cm">
          <text:p/>
        </draw:line>
        <draw:line draw:style-name="gr21" draw:text-style-name="P2" draw:layer="layout" svg:x1="7.9cm" svg:y1="23.3cm" svg:x2="7.9cm" svg:y2="26.1cm">
          <text:p/>
        </draw:line>
        <draw:line draw:style-name="gr21" draw:text-style-name="P2" draw:layer="layout" svg:x1="5.9cm" svg:y1="23.3cm" svg:x2="5.9cm" svg:y2="25.5cm">
          <text:p/>
        </draw:line>
        <draw:line draw:style-name="gr21" draw:text-style-name="P2" draw:layer="layout" svg:x1="3.9cm" svg:y1="23.3cm" svg:x2="3.9cm" svg:y2="26.7cm">
          <text:p/>
        </draw:line>
        <draw:line draw:style-name="gr21" draw:text-style-name="P2" draw:layer="layout" svg:x1="11.9cm" svg:y1="23.3cm" svg:x2="11.9cm" svg:y2="25.1cm">
          <text:p/>
        </draw:line>
        <draw:connector draw:style-name="gr22" draw:text-style-name="P2" draw:layer="layout" draw:type="line" svg:x1="14.644cm" svg:y1="19.568cm" svg:x2="10.963cm" svg:y2="20.3cm" draw:start-shape="id19" draw:start-glue-point="3" draw:end-shape="id20" draw:end-glue-point="4" svg:d="m14644 19568-3681 732">
          <text:p/>
        </draw:connector>
        <draw:connector draw:style-name="gr22" draw:text-style-name="P2" draw:layer="layout" draw:type="line" svg:x1="6.912cm" svg:y1="19.703cm" svg:x2="10.963cm" svg:y2="20.3cm" draw:start-shape="id21" draw:start-glue-point="1" draw:end-shape="id20" draw:end-glue-point="4" svg:d="m6912 19703 4051 597">
          <text:p/>
        </draw:connector>
        <draw:frame draw:style-name="gr19" draw:text-style-name="P6" draw:layer="layout" svg:width="2.995cm" svg:height="0.774cm" svg:x="15.078cm" svg:y="18.031cm">
          <draw:text-box>
            <text:p><text:span text:style-name="T2">TTS13M</text:span></text:p>
          </draw:text-box>
        </draw:frame>
        <draw:frame draw:style-name="gr19" draw:text-style-name="P6" draw:layer="layout" svg:width="2.995cm" svg:height="0.774cm" svg:x="6.298cm" svg:y="18.24cm">
          <draw:text-box>
            <text:p><text:span text:style-name="T2">TTS14M</text:span></text:p>
          </draw:text-box>
        </draw:frame>
        <draw:frame draw:style-name="gr18" draw:text-style-name="P6" draw:layer="layout" svg:width="2.5cm" svg:height="1.05cm" svg:x="15cm" svg:y="16.45cm">
          <draw:text-box>
            <text:p><text:span text:style-name="T2">TOS13</text:span></text:p>
          </draw:text-box>
        </draw:frame>
        <draw:frame draw:style-name="gr18" draw:text-style-name="P6" draw:layer="layout" svg:width="2.5cm" svg:height="1.05cm" svg:x="6.276cm" svg:y="16.467cm">
          <draw:text-box>
            <text:p><text:span text:style-name="T2">TOS14</text:span></text:p>
          </draw:text-box>
        </draw:frame>
        <draw:frame draw:style-name="gr18" draw:text-style-name="P6" draw:layer="layout" svg:width="2.5cm" svg:height="1.05cm" svg:x="10.479cm" svg:y="21.872cm">
          <draw:text-box>
            <text:p><text:span text:style-name="T2">TOM</text:span></text:p>
          </draw:text-box>
        </draw:frame>
        <draw:frame draw:style-name="gr23" draw:text-style-name="P6" draw:layer="layout" svg:width="1.823cm" svg:height="0.675cm" svg:x="3.777cm" svg:y="24.082cm">
          <draw:text-box>
            <text:p><text:span text:style-name="T2">TTMC8</text:span></text:p>
          </draw:text-box>
        </draw:frame>
        <draw:frame draw:style-name="gr23" draw:text-style-name="P6" draw:layer="layout" svg:width="1.823cm" svg:height="0.675cm" svg:x="5.777cm" svg:y="24.082cm">
          <draw:text-box>
            <text:p><text:span text:style-name="T2">TTMC7</text:span></text:p>
          </draw:text-box>
        </draw:frame>
        <draw:frame draw:style-name="gr23" draw:text-style-name="P6" draw:layer="layout" svg:width="1.823cm" svg:height="0.675cm" svg:x="15.777cm" svg:y="24.082cm">
          <draw:text-box>
            <text:p><text:span text:style-name="T2">TTMC2</text:span></text:p>
          </draw:text-box>
        </draw:frame>
        <draw:frame draw:style-name="gr23" draw:text-style-name="P6" draw:layer="layout" svg:width="1.823cm" svg:height="0.675cm" svg:x="13.767cm" svg:y="24.082cm">
          <draw:text-box>
            <text:p><text:span text:style-name="T2">TTMC3</text:span></text:p>
          </draw:text-box>
        </draw:frame>
        <draw:frame draw:style-name="gr23" draw:text-style-name="P6" draw:layer="layout" svg:width="1.823cm" svg:height="0.675cm" svg:x="11.733cm" svg:y="24.082cm">
          <draw:text-box>
            <text:p><text:span text:style-name="T2">TTMC4</text:span></text:p>
          </draw:text-box>
        </draw:frame>
        <draw:frame draw:style-name="gr23" draw:text-style-name="P6" draw:layer="layout" svg:width="1.823cm" svg:height="0.675cm" svg:x="9.717cm" svg:y="24.082cm">
          <draw:text-box>
            <text:p><text:span text:style-name="T2">TTMC5</text:span></text:p>
          </draw:text-box>
        </draw:frame>
        <draw:frame draw:style-name="gr23" draw:text-style-name="P6" draw:layer="layout" svg:width="1.823cm" svg:height="0.675cm" svg:x="7.731cm" svg:y="24.082cm">
          <draw:text-box>
            <text:p><text:span text:style-name="T2">TTMC6</text:span></text:p>
          </draw:text-box>
        </draw:frame>
        <draw:frame draw:style-name="gr23" draw:text-style-name="P6" draw:layer="layout" svg:width="1.823cm" svg:height="0.675cm" svg:x="17.777cm" svg:y="24.082cm">
          <draw:text-box>
            <text:p><text:span text:style-name="T2">TTMC1</text:span></text:p>
          </draw:text-box>
        </draw:frame>
        <draw:frame draw:style-name="gr24" draw:text-style-name="P8" draw:layer="layout" svg:width="0.705cm" svg:height="0.594cm" svg:x="18cm" svg:y="2.6cm">
          <draw:text-box>
            <text:p><text:span text:style-name="T3">0</text:span></text:p>
          </draw:text-box>
        </draw:frame>
        <draw:frame draw:style-name="gr24" draw:text-style-name="P8" draw:layer="layout" svg:width="0.705cm" svg:height="0.594cm" svg:x="18.017cm" svg:y="3.568cm">
          <draw:text-box>
            <text:p><text:span text:style-name="T3">1</text:span></text:p>
          </draw:text-box>
        </draw:frame>
        <draw:frame draw:style-name="gr25" draw:text-style-name="P8" draw:layer="layout" svg:width="0.705cm" svg:height="0.594cm" svg:x="17.962cm" svg:y="4cm">
          <draw:text-box>
            <text:p><text:span text:style-name="T3">2</text:span></text:p>
          </draw:text-box>
        </draw:frame>
        <draw:frame draw:style-name="gr24" draw:text-style-name="P8" draw:layer="layout" svg:width="0.908cm" svg:height="0.594cm" svg:x="17.8cm" svg:y="5.106cm">
          <draw:text-box>
            <text:p><text:span text:style-name="T3">40</text:span></text:p>
          </draw:text-box>
        </draw:frame>
        <draw:frame draw:style-name="gr24" draw:text-style-name="P8" draw:layer="layout" svg:width="0.705cm" svg:height="0.594cm" svg:x="15.595cm" svg:y="2.6cm">
          <draw:text-box>
            <text:p><text:span text:style-name="T3">5</text:span></text:p>
          </draw:text-box>
        </draw:frame>
        <draw:frame draw:style-name="gr24" draw:text-style-name="P8" draw:layer="layout" svg:width="0.705cm" svg:height="0.594cm" svg:x="15.526cm" svg:y="3.193cm">
          <draw:text-box>
            <text:p><text:span text:style-name="T3">6</text:span></text:p>
          </draw:text-box>
        </draw:frame>
        <draw:frame draw:style-name="gr26" draw:text-style-name="P8" draw:layer="layout" svg:width="0.705cm" svg:height="0.594cm" svg:x="15.5cm" svg:y="3.616cm">
          <draw:text-box>
            <text:p><text:span text:style-name="T3">7</text:span></text:p>
          </draw:text-box>
        </draw:frame>
        <draw:frame draw:style-name="gr24" draw:text-style-name="P8" draw:layer="layout" svg:width="0.908cm" svg:height="0.594cm" svg:x="15.409cm" svg:y="6.172cm">
          <draw:text-box>
            <text:p><text:span text:style-name="T3">41</text:span></text:p>
          </draw:text-box>
        </draw:frame>
        <draw:frame draw:style-name="gr24" draw:text-style-name="P8" draw:layer="layout" svg:width="0.908cm" svg:height="0.594cm" svg:x="13.314cm" svg:y="2.592cm">
          <draw:text-box>
            <text:p><text:span text:style-name="T3">10</text:span></text:p>
          </draw:text-box>
        </draw:frame>
        <draw:frame draw:style-name="gr24" draw:text-style-name="P8" draw:layer="layout" svg:width="0.908cm" svg:height="0.594cm" svg:x="13.179cm" svg:y="3.45cm">
          <draw:text-box>
            <text:p><text:span text:style-name="T3">11</text:span></text:p>
          </draw:text-box>
        </draw:frame>
        <draw:frame draw:style-name="gr27" draw:text-style-name="P8" draw:layer="layout" svg:width="0.908cm" svg:height="0.594cm" svg:x="13.192cm" svg:y="3.806cm">
          <draw:text-box>
            <text:p><text:span text:style-name="T3">12</text:span></text:p>
          </draw:text-box>
        </draw:frame>
        <draw:frame draw:style-name="gr24" draw:text-style-name="P8" draw:layer="layout" svg:width="0.908cm" svg:height="0.594cm" svg:x="13.236cm" svg:y="5.493cm">
          <draw:text-box>
            <text:p><text:span text:style-name="T3">45</text:span></text:p>
          </draw:text-box>
        </draw:frame>
        <draw:frame draw:style-name="gr24" draw:text-style-name="P8" draw:layer="layout" svg:width="0.908cm" svg:height="0.594cm" svg:x="11.1cm" svg:y="2.7cm">
          <draw:text-box>
            <text:p><text:span text:style-name="T3">15</text:span></text:p>
          </draw:text-box>
        </draw:frame>
        <draw:frame draw:style-name="gr24" draw:text-style-name="P8" draw:layer="layout" svg:width="0.908cm" svg:height="0.594cm" svg:x="11cm" svg:y="3.1cm">
          <draw:text-box>
            <text:p><text:span text:style-name="T3">16</text:span></text:p>
          </draw:text-box>
        </draw:frame>
        <draw:frame draw:style-name="gr24" draw:text-style-name="P8" draw:layer="layout" svg:width="0.908cm" svg:height="0.594cm" svg:x="11.032cm" svg:y="3.563cm">
          <draw:text-box>
            <text:p><text:span text:style-name="T3">17</text:span></text:p>
          </draw:text-box>
        </draw:frame>
        <draw:frame draw:style-name="gr24" draw:text-style-name="P8" draw:layer="layout" svg:width="0.908cm" svg:height="0.594cm" svg:x="11.036cm" svg:y="6.172cm">
          <draw:text-box draw:corner-radius="0.164cm">
            <text:p><text:span text:style-name="T3">46</text:span></text:p>
          </draw:text-box>
        </draw:frame>
        <draw:frame draw:style-name="gr24" draw:text-style-name="P8" draw:layer="layout" svg:width="0.908cm" svg:height="0.594cm" svg:x="8.784cm" svg:y="2.718cm">
          <draw:text-box>
            <text:p><text:span text:style-name="T3">20</text:span></text:p>
          </draw:text-box>
        </draw:frame>
        <draw:frame draw:style-name="gr24" draw:text-style-name="P8" draw:layer="layout" svg:width="0.908cm" svg:height="0.594cm" svg:x="8.754cm" svg:y="3.345cm">
          <draw:text-box>
            <text:p><text:span text:style-name="T3">21</text:span></text:p>
          </draw:text-box>
        </draw:frame>
        <draw:frame draw:style-name="gr24" draw:text-style-name="P8" draw:layer="layout" svg:width="0.908cm" svg:height="0.594cm" svg:x="8.732cm" svg:y="3.868cm">
          <draw:text-box>
            <text:p><text:span text:style-name="T3">22</text:span></text:p>
          </draw:text-box>
        </draw:frame>
        <draw:frame draw:style-name="gr24" draw:text-style-name="P8" draw:layer="layout" svg:width="0.908cm" svg:height="0.594cm" svg:x="8.789cm" svg:y="6.198cm">
          <draw:text-box>
            <text:p><text:span text:style-name="T3">50</text:span></text:p>
          </draw:text-box>
        </draw:frame>
        <draw:frame draw:style-name="gr24" draw:text-style-name="P8" draw:layer="layout" svg:width="0.908cm" svg:height="0.594cm" svg:x="6.585cm" svg:y="2.683cm">
          <draw:text-box>
            <text:p><text:span text:style-name="T3">25</text:span></text:p>
          </draw:text-box>
        </draw:frame>
        <draw:frame draw:style-name="gr24" draw:text-style-name="P8" draw:layer="layout" svg:width="0.908cm" svg:height="0.594cm" svg:x="6.611cm" svg:y="3.545cm">
          <draw:text-box>
            <text:p><text:span text:style-name="T3">26</text:span></text:p>
          </draw:text-box>
        </draw:frame>
        <draw:frame draw:style-name="gr24" draw:text-style-name="P8" draw:layer="layout" svg:width="0.908cm" svg:height="0.594cm" svg:x="6.637cm" svg:y="4.077cm">
          <draw:text-box>
            <text:p><text:span text:style-name="T3">27</text:span></text:p>
          </draw:text-box>
        </draw:frame>
        <draw:frame draw:style-name="gr28" draw:text-style-name="P8" draw:layer="layout" svg:width="0.908cm" svg:height="0.594cm" svg:x="6.6cm" svg:y="5.7cm">
          <draw:text-box>
            <text:p><text:span text:style-name="T3">51</text:span></text:p>
          </draw:text-box>
        </draw:frame>
        <draw:frame draw:style-name="gr24" draw:text-style-name="P8" draw:layer="layout" svg:width="0.908cm" svg:height="0.594cm" svg:x="2.125cm" svg:y="2.592cm">
          <draw:text-box>
            <text:p><text:span text:style-name="T3">35</text:span></text:p>
          </draw:text-box>
        </draw:frame>
        <draw:frame draw:style-name="gr29" draw:text-style-name="P8" draw:layer="layout" svg:width="0.908cm" svg:height="0.721cm" svg:x="2.1cm" svg:y="3.106cm">
          <draw:text-box>
            <text:p><text:span text:style-name="T3">36</text:span></text:p>
          </draw:text-box>
        </draw:frame>
        <draw:frame draw:style-name="gr30" draw:text-style-name="P8" draw:layer="layout" svg:width="0.908cm" svg:height="0.694cm" svg:x="2.1cm" svg:y="3.506cm">
          <draw:text-box>
            <text:p><text:span text:style-name="T3">37</text:span></text:p>
          </draw:text-box>
        </draw:frame>
        <draw:frame draw:style-name="gr30" draw:text-style-name="P8" draw:layer="layout" svg:width="0.908cm" svg:height="0.694cm" svg:x="2.06cm" svg:y="5.039cm">
          <draw:text-box>
            <text:p><text:span text:style-name="T3">56</text:span></text:p>
          </draw:text-box>
        </draw:frame>
        <draw:frame draw:style-name="gr24" draw:text-style-name="P8" draw:layer="layout" svg:width="0.908cm" svg:height="0.594cm" svg:x="4.347cm" svg:y="2.594cm">
          <draw:text-box>
            <text:p><text:span text:style-name="T3">30</text:span></text:p>
          </draw:text-box>
        </draw:frame>
        <draw:frame draw:style-name="gr24" draw:text-style-name="P8" draw:layer="layout" svg:width="0.908cm" svg:height="0.594cm" svg:x="4.29cm" svg:y="3.378cm">
          <draw:text-box>
            <text:p><text:span text:style-name="T3">31</text:span></text:p>
          </draw:text-box>
        </draw:frame>
        <draw:frame draw:style-name="gr24" draw:text-style-name="P8" draw:layer="layout" svg:width="0.908cm" svg:height="0.594cm" svg:x="4.34cm" svg:y="3.748cm">
          <draw:text-box>
            <text:p><text:span text:style-name="T3">32</text:span></text:p>
          </draw:text-box>
        </draw:frame>
        <draw:frame draw:style-name="gr24" draw:text-style-name="P8" draw:layer="layout" svg:width="0.908cm" svg:height="0.594cm" svg:x="4.3cm" svg:y="6.3cm">
          <draw:text-box>
            <text:p><text:span text:style-name="T3">55</text:span></text:p>
          </draw:text-box>
        </draw:frame>
        <draw:frame draw:style-name="gr24" draw:text-style-name="P8" draw:layer="layout" svg:width="0.908cm" svg:height="0.594cm" svg:x="3.171cm" svg:y="9.4cm">
          <draw:text-box>
            <text:p><text:span text:style-name="T3">57</text:span></text:p>
          </draw:text-box>
        </draw:frame>
        <draw:frame draw:style-name="gr24" draw:text-style-name="P8" draw:layer="layout" svg:width="0.908cm" svg:height="0.594cm" svg:x="3.194cm" svg:y="10.006cm">
          <draw:text-box>
            <text:p><text:span text:style-name="T3">58</text:span></text:p>
          </draw:text-box>
        </draw:frame>
        <draw:frame draw:style-name="gr24" draw:text-style-name="P8" draw:layer="layout" svg:width="0.908cm" svg:height="0.594cm" svg:x="3.166cm" svg:y="10.497cm">
          <draw:text-box>
            <text:p><text:span text:style-name="T3">59</text:span></text:p>
          </draw:text-box>
        </draw:frame>
        <draw:frame draw:style-name="gr31" draw:text-style-name="P8" draw:layer="layout" svg:width="0.908cm" svg:height="0.594cm" svg:x="3.1cm" svg:y="12.906cm">
          <draw:text-box>
            <text:p><text:span text:style-name="T3">66</text:span></text:p>
          </draw:text-box>
        </draw:frame>
        <draw:frame draw:style-name="gr32" draw:text-style-name="P8" draw:layer="layout" svg:width="0.908cm" svg:height="0.595cm" svg:x="7.7cm" svg:y="9.353cm">
          <draw:text-box>
            <text:p><text:span text:style-name="T3">52</text:span></text:p>
          </draw:text-box>
        </draw:frame>
        <draw:frame draw:style-name="gr33" draw:text-style-name="P8" draw:layer="layout" svg:width="0.908cm" svg:height="0.6cm" svg:x="7.776cm" svg:y="10.3cm">
          <draw:text-box>
            <text:p><text:span text:style-name="T3">53</text:span></text:p>
          </draw:text-box>
        </draw:frame>
        <draw:frame draw:style-name="gr32" draw:text-style-name="P8" draw:layer="layout" svg:width="0.908cm" svg:height="0.595cm" svg:x="7.74cm" svg:y="10.69cm">
          <draw:text-box>
            <text:p><text:span text:style-name="T3">54</text:span></text:p>
          </draw:text-box>
        </draw:frame>
        <draw:frame draw:style-name="gr32" draw:text-style-name="P8" draw:layer="layout" svg:width="0.908cm" svg:height="0.595cm" svg:x="7.692cm" svg:y="12.205cm">
          <draw:text-box>
            <text:p><text:span text:style-name="T3">65</text:span></text:p>
          </draw:text-box>
        </draw:frame>
        <draw:frame draw:style-name="gr32" draw:text-style-name="P8" draw:layer="layout" svg:width="0.908cm" svg:height="0.595cm" svg:x="12.108cm" svg:y="9.4cm">
          <draw:text-box>
            <text:p><text:span text:style-name="T3">47</text:span></text:p>
          </draw:text-box>
        </draw:frame>
        <draw:frame draw:style-name="gr32" draw:text-style-name="P8" draw:layer="layout" svg:width="0.908cm" svg:height="0.595cm" svg:x="12.1cm" svg:y="10.205cm">
          <draw:text-box>
            <text:p><text:span text:style-name="T3">48</text:span></text:p>
          </draw:text-box>
        </draw:frame>
        <draw:frame draw:style-name="gr32" draw:text-style-name="P8" draw:layer="layout" svg:width="0.908cm" svg:height="0.595cm" svg:x="12.1cm" svg:y="10.6cm">
          <draw:text-box>
            <text:p><text:span text:style-name="T3">49</text:span></text:p>
          </draw:text-box>
        </draw:frame>
        <draw:frame draw:style-name="gr32" draw:text-style-name="P8" draw:layer="layout" svg:width="0.908cm" svg:height="0.595cm" svg:x="12.092cm" svg:y="11.9cm">
          <draw:text-box>
            <text:p><text:span text:style-name="T3">61</text:span></text:p>
          </draw:text-box>
        </draw:frame>
        <draw:frame draw:style-name="gr32" draw:text-style-name="P8" draw:layer="layout" svg:width="0.908cm" svg:height="0.595cm" svg:x="16.663cm" svg:y="9.457cm">
          <draw:text-box>
            <text:p><text:span text:style-name="T3">42</text:span></text:p>
          </draw:text-box>
        </draw:frame>
        <draw:frame draw:style-name="gr32" draw:text-style-name="P8" draw:layer="layout" svg:width="0.908cm" svg:height="0.595cm" svg:x="16.627cm" svg:y="10.027cm">
          <draw:text-box>
            <text:p><text:span text:style-name="T3">43</text:span></text:p>
          </draw:text-box>
        </draw:frame>
        <draw:frame draw:style-name="gr32" draw:text-style-name="P8" draw:layer="layout" svg:width="0.908cm" svg:height="0.595cm" svg:x="16.598cm" svg:y="10.647cm">
          <draw:text-box>
            <text:p><text:span text:style-name="T3">44</text:span></text:p>
          </draw:text-box>
        </draw:frame>
        <draw:frame draw:style-name="gr32" draw:text-style-name="P8" draw:layer="layout" svg:width="0.908cm" svg:height="0.595cm" svg:x="16.619cm" svg:y="12.999cm">
          <draw:text-box>
            <text:p><text:span text:style-name="T3">60</text:span></text:p>
          </draw:text-box>
        </draw:frame>
        <draw:frame draw:style-name="gr32" draw:text-style-name="P8" draw:layer="layout" svg:width="0.908cm" svg:height="0.595cm" svg:x="14.4cm" svg:y="16.2cm">
          <draw:text-box>
            <text:p><text:span text:style-name="T3">62</text:span></text:p>
          </draw:text-box>
        </draw:frame>
        <draw:frame draw:style-name="gr32" draw:text-style-name="P8" draw:layer="layout" svg:width="0.908cm" svg:height="0.595cm" svg:x="14.431cm" svg:y="16.955cm">
          <draw:text-box>
            <text:p><text:span text:style-name="T3">63</text:span></text:p>
          </draw:text-box>
        </draw:frame>
        <draw:frame draw:style-name="gr32" draw:text-style-name="P8" draw:layer="layout" svg:width="0.908cm" svg:height="0.595cm" svg:x="14.424cm" svg:y="17.426cm">
          <draw:text-box>
            <text:p><text:span text:style-name="T3">64</text:span></text:p>
          </draw:text-box>
        </draw:frame>
        <draw:frame draw:style-name="gr34" draw:text-style-name="P8" draw:layer="layout" svg:width="0.908cm" svg:height="0.594cm" svg:x="14.424cm" svg:y="18.5cm">
          <draw:text-box>
            <text:p><text:span text:style-name="T3">70</text:span></text:p>
          </draw:text-box>
        </draw:frame>
        <draw:frame draw:style-name="gr32" draw:text-style-name="P8" draw:layer="layout" svg:width="0.908cm" svg:height="0.595cm" svg:x="5.592cm" svg:y="16.205cm">
          <draw:text-box>
            <text:p><text:span text:style-name="T3">67</text:span></text:p>
          </draw:text-box>
        </draw:frame>
        <draw:frame draw:style-name="gr32" draw:text-style-name="P8" draw:layer="layout" svg:width="0.908cm" svg:height="0.595cm" svg:x="5.623cm" svg:y="17.212cm">
          <draw:text-box>
            <text:p><text:span text:style-name="T3">68</text:span></text:p>
          </draw:text-box>
        </draw:frame>
        <draw:frame draw:style-name="gr32" draw:text-style-name="P8" draw:layer="layout" svg:width="0.908cm" svg:height="0.595cm" svg:x="5.6cm" svg:y="17.605cm">
          <draw:text-box>
            <text:p><text:span text:style-name="T3">69</text:span></text:p>
          </draw:text-box>
        </draw:frame>
        <draw:frame draw:style-name="gr32" draw:text-style-name="P8" draw:layer="layout" svg:width="0.908cm" svg:height="0.595cm" svg:x="5.6cm" svg:y="18.605cm">
          <draw:text-box>
            <text:p><text:span text:style-name="T3">71</text:span></text:p>
          </draw:text-box>
        </draw:frame>
        <draw:frame draw:style-name="gr32" draw:text-style-name="P8" draw:layer="layout" svg:width="0.908cm" svg:height="0.595cm" svg:x="9.899cm" svg:y="21.531cm">
          <draw:text-box>
            <text:p><text:span text:style-name="T3">72</text:span></text:p>
          </draw:text-box>
        </draw:frame>
        <draw:frame draw:style-name="gr32" draw:text-style-name="P8" draw:layer="layout" svg:width="0.908cm" svg:height="0.595cm" svg:x="9.919cm" svg:y="22.792cm">
          <draw:text-box>
            <text:p><text:span text:style-name="T3">73</text:span></text:p>
          </draw:text-box>
        </draw:frame>
        <draw:frame draw:style-name="gr32" draw:text-style-name="P8" draw:layer="layout" svg:width="0.908cm" svg:height="0.595cm" svg:x="17.767cm" svg:y="23.242cm">
          <draw:text-box>
            <text:p><text:span text:style-name="T3">74</text:span></text:p>
          </draw:text-box>
        </draw:frame>
        <draw:frame draw:style-name="gr35" draw:text-style-name="P8" draw:layer="layout" svg:width="0.908cm" svg:height="0.594cm" svg:x="15.799cm" svg:y="23.249cm">
          <draw:text-box>
            <text:p><text:span text:style-name="T3">75</text:span></text:p>
          </draw:text-box>
        </draw:frame>
        <draw:frame draw:style-name="gr32" draw:text-style-name="P8" draw:layer="layout" svg:width="0.908cm" svg:height="0.595cm" svg:x="13.761cm" svg:y="23.262cm">
          <draw:text-box>
            <text:p><text:span text:style-name="T3">76</text:span></text:p>
          </draw:text-box>
        </draw:frame>
        <draw:frame draw:style-name="gr32" draw:text-style-name="P8" draw:layer="layout" svg:width="0.908cm" svg:height="0.595cm" svg:x="11.83cm" svg:y="23.27cm">
          <draw:text-box>
            <text:p><text:span text:style-name="T3">77</text:span></text:p>
          </draw:text-box>
        </draw:frame>
        <draw:frame draw:style-name="gr32" draw:text-style-name="P8" draw:layer="layout" svg:width="0.908cm" svg:height="0.595cm" svg:x="9.792cm" svg:y="23.3cm">
          <draw:text-box>
            <text:p><text:span text:style-name="T3">78</text:span></text:p>
          </draw:text-box>
        </draw:frame>
        <draw:frame draw:style-name="gr32" draw:text-style-name="P8" draw:layer="layout" svg:width="0.908cm" svg:height="0.595cm" svg:x="7.81cm" svg:y="23.234cm">
          <draw:text-box>
            <text:p><text:span text:style-name="T3">79</text:span></text:p>
          </draw:text-box>
        </draw:frame>
        <draw:frame draw:style-name="gr32" draw:text-style-name="P8" draw:layer="layout" svg:width="0.908cm" svg:height="0.595cm" svg:x="5.836cm" svg:y="23.206cm">
          <draw:text-box>
            <text:p><text:span text:style-name="T3">80</text:span></text:p>
          </draw:text-box>
        </draw:frame>
        <draw:frame draw:style-name="gr32" draw:text-style-name="P8" draw:layer="layout" svg:width="0.908cm" svg:height="0.595cm" svg:x="3.848cm" svg:y="23.256cm">
          <draw:text-box>
            <text:p><text:span text:style-name="T3">81</text:span></text:p>
          </draw:text-box>
        </draw:frame>
        <draw:frame draw:style-name="gr32" draw:text-style-name="P8" draw:layer="layout" svg:width="0.908cm" svg:height="0.595cm" svg:x="17.816cm" svg:y="25.643cm">
          <draw:text-box>
            <text:p><text:span text:style-name="T3">3</text:span></text:p>
          </draw:text-box>
        </draw:frame>
        <draw:frame draw:style-name="gr32" draw:text-style-name="P8" draw:layer="layout" svg:width="0.908cm" svg:height="0.595cm" svg:x="15.828cm" svg:y="24.916cm">
          <draw:text-box>
            <text:p><text:span text:style-name="T3">8</text:span></text:p>
          </draw:text-box>
        </draw:frame>
        <draw:frame draw:style-name="gr32" draw:text-style-name="P8" draw:layer="layout" svg:width="0.908cm" svg:height="0.595cm" svg:x="13.733cm" svg:y="25.251cm">
          <draw:text-box>
            <text:p><text:span text:style-name="T3">13</text:span></text:p>
          </draw:text-box>
        </draw:frame>
        <draw:frame draw:style-name="gr32" draw:text-style-name="P8" draw:layer="layout" svg:width="0.908cm" svg:height="0.595cm" svg:x="11.808cm" svg:y="24.488cm">
          <draw:text-box>
            <text:p><text:span text:style-name="T3">18</text:span></text:p>
          </draw:text-box>
        </draw:frame>
        <draw:frame draw:style-name="gr32" draw:text-style-name="P8" draw:layer="layout" svg:width="0.908cm" svg:height="0.595cm" svg:x="9.756cm" svg:y="24.894cm">
          <draw:text-box>
            <text:p><text:span text:style-name="T3">23</text:span></text:p>
          </draw:text-box>
        </draw:frame>
        <draw:frame draw:style-name="gr32" draw:text-style-name="P8" draw:layer="layout" svg:width="0.908cm" svg:height="0.595cm" svg:x="7.768cm" svg:y="25.415cm">
          <draw:text-box>
            <text:p><text:span text:style-name="T3">28</text:span></text:p>
          </draw:text-box>
        </draw:frame>
        <draw:frame draw:style-name="gr32" draw:text-style-name="P8" draw:layer="layout" svg:width="0.908cm" svg:height="0.595cm" svg:x="5.851cm" svg:y="24.802cm">
          <draw:text-box>
            <text:p><text:span text:style-name="T3">33</text:span></text:p>
          </draw:text-box>
        </draw:frame>
        <draw:frame draw:style-name="gr32" draw:text-style-name="P8" draw:layer="layout" svg:width="0.908cm" svg:height="0.595cm" svg:x="3.776cm" svg:y="25.942cm">
          <draw:text-box>
            <text:p><text:span text:style-name="T3">38</text:span></text:p>
          </draw:text-box>
        </draw:frame>
      </draw:page>
      <draw:page draw:name="page2" draw:style-name="dp1" draw:master-page-name="Default">
        <draw:frame draw:style-name="gr36" draw:text-style-name="P6" draw:layer="layout" svg:width="11.797cm" svg:height="3.212cm" svg:x="2.7cm" svg:y="12.1cm">
          <draw:text-box>
            <text:p><text:span text:style-name="T2">TOC i</text:span><text:span text:style-name="T2"><text:tab/></text:span><text:span text:style-name="T2"><text:tab/></text:span><text:span text:style-name="T4">→ Tempo de ordenação no cliente i</text:span></text:p>
            <text:p><text:span text:style-name="T2">TOS i</text:span><text:span text:style-name="T2"><text:tab/></text:span><text:span text:style-name="T2"><text:tab/></text:span><text:span text:style-name="T4">→ Tempo de ordenação no servidor i</text:span></text:p>
            <text:p><text:span text:style-name="T2">TOM</text:span><text:span text:style-name="T2"><text:tab/></text:span><text:span text:style-name="T2"><text:tab/></text:span><text:span text:style-name="T4">→ Tempo de ordenação no master</text:span></text:p>
            <text:p text:style-name="P9"><text:span text:style-name="T2">TTC i S j</text:span><text:span text:style-name="T2"><text:tab/></text:span><text:span text:style-name="T4">→ Tempo de Transmissão Cliente i → Server j</text:span></text:p>
            <text:p text:style-name="P9"><text:span text:style-name="T2">TTS i S j</text:span><text:span text:style-name="T2"><text:tab/></text:span><text:span text:style-name="T4">→ Tempo de Transmissão Server i → Server j</text:span></text:p>
            <text:p text:style-name="P9"><text:span text:style-name="T2">TTS i M</text:span><text:span text:style-name="T2"><text:tab/></text:span><text:span text:style-name="T4">→ Tempo de Transmissão Server i → Master</text:span></text:p>
            <text:p text:style-name="P9"><text:span text:style-name="T2">TTMC i</text:span><text:span text:style-name="T2"><text:tab/></text:span><text:span text:style-name="T4">→ Tempo de Transmissão Master → Client i</text:span></text:p>
          </draw:text-box>
        </draw:frame>
        <draw:line draw:style-name="gr3" draw:text-style-name="P1" draw:layer="layout" svg:x1="3.2cm" svg:y1="7.6cm" svg:x2="3.2cm" svg:y2="9.3cm">
          <text:p/>
        </draw:line>
        <draw:line draw:style-name="gr5" draw:text-style-name="P4" draw:layer="layout" svg:x1="3.2cm" svg:y1="5.704cm" svg:x2="3.2cm" svg:y2="7.1cm">
          <text:p/>
        </draw:line>
        <draw:custom-shape draw:style-name="gr1" draw:text-style-name="P1" draw:layer="layout" svg:width="1.4cm" svg:height="1.3cm" svg:x="2.5cm" svg:y="3.6cm">
          <text:p text:style-name="P1">1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5" draw:layer="layout" svg:width="1.1cm" svg:height="1.1cm" svg:x="2.7cm" svg:y="9.9cm">
          <text:p text:style-name="P1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0" draw:layer="layout" svg:width="3.9cm" svg:height="1.45cm" svg:x="2.1cm" svg:y="1.6cm">
          <draw:text-box>
            <text:p><text:span text:style-name="T5">Legenda</text:span></text:p>
          </draw:text-box>
        </draw:frame>
        <draw:frame draw:style-name="gr24" draw:text-style-name="P11" draw:layer="layout" svg:width="4.875cm" svg:height="0.674cm" svg:x="5.925cm" svg:y="3.8cm">
          <draw:text-box>
            <text:p><text:span text:style-name="T4">É um host, com Id = 1</text:span></text:p>
          </draw:text-box>
        </draw:frame>
        <draw:line draw:style-name="gr38" draw:text-style-name="P2" draw:layer="layout" svg:x1="4.3cm" svg:y1="4.2cm" svg:x2="5.8cm" svg:y2="4.2cm">
          <text:p/>
        </draw:line>
        <draw:line draw:style-name="gr38" draw:text-style-name="P2" draw:layer="layout" svg:x1="3.7cm" svg:y1="6.4cm" svg:x2="5.1cm" svg:y2="6.4cm">
          <text:p/>
        </draw:line>
        <draw:frame draw:style-name="gr24" draw:text-style-name="P11" draw:layer="layout" svg:width="6.319cm" svg:height="0.674cm" svg:x="5.4cm" svg:y="6cm">
          <draw:text-box>
            <text:p><text:span text:style-name="T4">Linha de tempo de ordenação</text:span></text:p>
          </draw:text-box>
        </draw:frame>
        <draw:frame draw:style-name="gr24" draw:text-style-name="P11" draw:layer="layout" svg:width="8.368cm" svg:height="0.674cm" svg:x="5.432cm" svg:y="8.126cm">
          <draw:text-box>
            <text:p><text:span text:style-name="T4">Linha de tempo de transmissão via rede</text:span></text:p>
          </draw:text-box>
        </draw:frame>
        <draw:line draw:style-name="gr38" draw:text-style-name="P2" draw:layer="layout" svg:x1="3.7cm" svg:y1="8.5cm" svg:x2="5.1cm" svg:y2="8.5cm">
          <text:p/>
        </draw:line>
        <draw:line draw:style-name="gr38" draw:text-style-name="P2" draw:layer="layout" svg:x1="4.1cm" svg:y1="10.4cm" svg:x2="5.5cm" svg:y2="10.4cm">
          <text:p/>
        </draw:line>
        <draw:frame draw:style-name="gr24" draw:text-style-name="P11" draw:layer="layout" svg:width="8.16cm" svg:height="0.674cm" svg:x="5.54cm" svg:y="10cm">
          <draw:text-box>
            <text:p><text:span text:style-name="T4">Thread executando no host com Id = 1</text:span></text:p>
          </draw:text-box>
        </draw:frame>
        <draw:custom-shape draw:style-name="gr39" draw:text-style-name="P2" draw:layer="layout" svg:width="12.8cm" svg:height="3.8cm" svg:x="2.7cm" svg:y="11.8cm">
          <text:p/>
          <draw:enhanced-geometry svg:viewBox="0 0 21600 21600" draw:type="rectangle" draw:enhanced-path="M 0 0 L 21600 0 21600 21600 0 21600 0 0 Z N"/>
        </draw:custom-shape>
        <draw:frame draw:style-name="gr40" draw:text-style-name="P12" draw:layer="layout" svg:width="2.8cm" svg:height="0.857cm" svg:x="2.6cm" svg:y="16.4cm">
          <draw:text-box>
            <text:p text:style-name="P12"><text:span text:style-name="T6">0 .. 81</text:span></text:p>
          </draw:text-box>
        </draw:frame>
        <draw:line draw:style-name="gr38" draw:text-style-name="P2" draw:layer="layout" svg:x1="4.799cm" svg:y1="16.85cm" svg:x2="6.199cm" svg:y2="16.85cm">
          <text:p/>
        </draw:line>
        <draw:frame draw:style-name="gr12" draw:layer="layout" svg:width="9.268cm" svg:height="0.675cm" svg:x="6.332cm" svg:y="16.517cm">
          <draw:text-box>
            <text:p><text:span text:style-name="T7">Índice no vetor de timestam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 draw:fill-image-width="0cm" draw:fill-image-height="0cm"/>
      <style:paragraph-properties>
        <style:tab-stops/>
      </style:paragraph-properties>
      <style:text-properties style:font-weight-asian="normal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Crespilho</meta:initial-creator>
    <meta:creation-date>2012-09-09T15:57:40</meta:creation-date>
    <dc:date>2012-09-09T19:08:38</dc:date>
    <dc:creator>Leonardo Crespilho</dc:creator>
    <meta:editing-duration>PT2H19M4S</meta:editing-duration>
    <meta:editing-cycles>27</meta:editing-cycles>
    <meta:generator>LibreOffice/3.5$Linux_x86 LibreOffice_project/350m1$Build-2</meta:generator>
    <meta:document-statistic meta:object-count="220"/>
  </office:meta>
</office:document-meta>
</file>